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paragraph-rsid="00198221" style:font-weight-asian="normal" style:font-weight-complex="normal"/>
    </style:style>
    <style:style style:name="P5" style:family="paragraph" style:parent-style-name="Standard">
      <style:text-properties officeooo:paragraph-rsid="0019be00"/>
    </style:style>
    <style:style style:name="P6"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7" style:family="paragraph" style:parent-style-name="Standard">
      <style:text-properties fo:font-size="10pt" fo:font-style="italic" officeooo:paragraph-rsid="0019be00" style:font-size-asian="10pt" style:font-style-asian="italic" style:font-size-complex="10pt" style:font-style-complex="italic"/>
    </style:style>
    <style:style style:name="P8" style:family="paragraph" style:parent-style-name="Standard">
      <style:text-properties fo:font-size="10pt" fo:font-style="italic" officeooo:paragraph-rsid="001b2f06" style:font-size-asian="10pt" style:font-style-asian="italic" style:font-size-complex="10pt" style:font-style-complex="italic"/>
    </style:style>
    <style:style style:name="P9" style:family="paragraph" style:parent-style-name="Standard">
      <style:text-properties officeooo:paragraph-rsid="001b2f06"/>
    </style:style>
    <style:style style:name="P10" style:family="paragraph" style:parent-style-name="Standard">
      <style:paragraph-properties fo:padding="0.074cm" fo:border-left="none" fo:border-right="none" fo:border-top="none" fo:border-bottom="0.002cm solid #000000" style:join-border="false"/>
    </style:style>
    <style:style style:name="P11" style:family="paragraph" style:parent-style-name="Preformatted_20_Text">
      <style:paragraph-properties fo:orphans="2" fo:widows="2"/>
      <style:text-properties fo:font-variant="normal" fo:text-transform="none" fo:color="#000000" style:font-name="Times New Roman" fo:letter-spacing="normal" fo:font-style="normal" fo:font-weight="normal"/>
    </style:style>
    <style:style style:name="P12" style:family="paragraph" style:parent-style-name="Preformatted_20_Text">
      <style:paragraph-properties fo:orphans="2" fo:widows="2"/>
      <style:text-properties fo:font-variant="normal" fo:text-transform="none" fo:color="#000000" style:font-name="Times New Roman" fo:letter-spacing="normal" fo:font-style="normal" style:text-underline-style="none" fo:font-weight="normal"/>
    </style:style>
    <style:style style:name="P13" style:family="paragraph" style:parent-style-name="Preformatted_20_Text">
      <style:paragraph-properties fo:orphans="2" fo:widows="2"/>
      <style:text-properties fo:font-variant="normal" fo:text-transform="none" fo:color="#000000" fo:letter-spacing="normal"/>
    </style:style>
    <style:style style:name="P14" style:family="paragraph" style:parent-style-name="Preformatted_20_Text">
      <style:paragraph-properties fo:orphans="2" fo:widows="2"/>
      <style:text-properties fo:font-variant="normal" fo:text-transform="none" fo:color="#000000" fo:letter-spacing="normal" officeooo:paragraph-rsid="00199219"/>
    </style:style>
    <style:style style:name="P15" style:family="paragraph" style:parent-style-name="Preformatted_20_Text">
      <style:paragraph-properties fo:orphans="2" fo:widows="2"/>
    </style:style>
    <style:style style:name="P16" style:family="paragraph" style:parent-style-name="Preformatted_20_Text">
      <style:paragraph-properties fo:orphans="2" fo:widows="2"/>
      <style:text-properties officeooo:paragraph-rsid="00199219"/>
    </style:style>
    <style:style style:name="P17" style:family="paragraph" style:parent-style-name="Preformatted_20_Text">
      <style:paragraph-properties fo:margin-top="0cm" fo:margin-bottom="0.499cm" fo:orphans="2" fo:widows="2"/>
      <style:text-properties fo:font-variant="normal" fo:text-transform="none" fo:color="#000000" fo:letter-spacing="normal"/>
    </style:style>
    <style:style style:name="T1" style:family="text">
      <style:text-properties officeooo:rsid="0019822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98221" style:font-weight-asian="bold" style:font-weight-complex="bold"/>
    </style:style>
    <style:style style:name="T5" style:family="text">
      <style:text-properties fo:font-weight="bold" officeooo:rsid="0019be00" style:font-weight-asian="bold" style:font-weight-complex="bold"/>
    </style:style>
    <style:style style:name="T6" style:family="text">
      <style:text-properties fo:font-weight="bold" officeooo:rsid="00199219" style:font-weight-asian="bold" style:font-weight-complex="bold"/>
    </style:style>
    <style:style style:name="T7" style:family="text">
      <style:text-properties style:text-underline-style="none"/>
    </style:style>
    <style:style style:name="T8" style:family="text">
      <style:text-properties style:text-underline-style="none" officeooo:rsid="00198221"/>
    </style:style>
    <style:style style:name="T9" style:family="text">
      <style:text-properties style:text-underline-style="none" fo:font-weight="bold" officeooo:rsid="00198221" style:font-weight-asian="bold" style:font-weight-complex="bold"/>
    </style:style>
    <style:style style:name="T10" style:family="text">
      <style:text-properties style:text-underline-style="none" fo:font-weight="normal" officeooo:rsid="0019be00" style:font-weight-asian="normal" style:font-weight-complex="normal"/>
    </style:style>
    <style:style style:name="T11" style:family="text">
      <style:text-properties style:text-underline-style="none" fo:font-weight="normal" officeooo:rsid="001b2f06" style:font-weight-asian="normal" style:font-weight-complex="normal"/>
    </style:style>
    <style:style style:name="T12" style:family="text">
      <style:text-properties fo:font-weight="normal"/>
    </style:style>
    <style:style style:name="T13" style:family="text">
      <style:text-properties fo:font-weight="normal" officeooo:rsid="00199219"/>
    </style:style>
    <style:style style:name="T14" style:family="text">
      <style:text-properties fo:font-weight="normal" officeooo:rsid="0019be00" style:font-weight-asian="normal" style:font-weight-complex="normal"/>
    </style:style>
    <style:style style:name="T15" style:family="text">
      <style:text-properties fo:font-style="normal"/>
    </style:style>
    <style:style style:name="T16" style:family="text">
      <style:text-properties fo:font-style="normal" fo:font-weight="normal"/>
    </style:style>
    <style:style style:name="T17" style:family="text">
      <style:text-properties fo:font-style="normal" officeooo:rsid="00199219"/>
    </style:style>
    <style:style style:name="T18" style:family="text">
      <style:text-properties style:font-name="Times New Roman"/>
    </style:style>
    <style:style style:name="T19" style:family="text">
      <style:text-properties style:font-name="Times New Roman" fo:font-style="normal" fo:font-weight="normal"/>
    </style:style>
    <style:style style:name="T20" style:family="text">
      <style:text-properties style:font-name="Times New Roman" fo:font-style="normal" officeooo:rsid="00199219"/>
    </style:style>
    <style:style style:name="T21" style:family="text">
      <style:text-properties style:font-name="Times New Roman" officeooo:rsid="00199219"/>
    </style:style>
    <style:style style:name="T22" style:family="text">
      <style:text-properties fo:font-variant="normal" fo:text-transform="none"/>
    </style:style>
    <style:style style:name="T23" style:family="text">
      <style:text-properties fo:font-variant="normal" fo:text-transform="none" fo:color="#000000" fo:letter-spacing="normal"/>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199219"/>
    </style:style>
    <style:style style:name="T26" style:family="text">
      <style:text-properties fo:font-variant="normal" fo:text-transform="none" fo:color="#000000" style:font-name="Times New Roman" fo:letter-spacing="normal" fo:font-style="normal" fo:font-weight="normal"/>
    </style:style>
    <style:style style:name="T27" style:family="text">
      <style:text-properties fo:font-variant="normal" fo:text-transform="none" fo:color="#000000" style:font-name="Times New Roman" fo:letter-spacing="normal" fo:font-style="normal" fo:font-weight="normal" officeooo:rsid="00199219"/>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officeooo:rsid="00198221" style:font-weight-asian="normal" style:font-weight-complex="normal"/>
    </style:style>
    <style:style style:name="T30" style:family="text">
      <style:text-properties style:text-underline-style="solid" style:text-underline-width="auto" style:text-underline-color="font-color" fo:font-weight="bold" officeooo:rsid="00198221" style:font-weight-asian="bold" style:font-weight-complex="bold"/>
    </style:style>
    <style:style style:name="T31" style:family="text">
      <style:text-properties style:text-underline-style="solid" style:text-underline-width="auto" style:text-underline-color="font-color" fo:font-weight="bold" officeooo:rsid="0019be00" style:font-weight-asian="bold" style:font-weight-complex="bold"/>
    </style:style>
    <style:style style:name="T32" style:family="text">
      <style:text-properties style:font-name="Liberation Serif" fo:font-weight="bold" officeooo:rsid="00198221" style:font-weight-asian="bold" style:font-weight-complex="bold"/>
    </style:style>
    <style:style style:name="T33" style:family="text">
      <style:text-properties style:font-name="Liberation Serif" fo:font-weight="bold" officeooo:rsid="00199219" style:font-weight-asian="bold" style:font-weight-complex="bold"/>
    </style:style>
    <style:style style:name="T34" style:family="text">
      <style:text-properties style:font-name="Liberation Serif" style:text-underline-style="solid" style:text-underline-width="auto" style:text-underline-color="font-color" fo:font-weight="bold" officeooo:rsid="00198221" style:font-weight-asian="bold" style:font-weight-complex="bold"/>
    </style:style>
    <style:style style:name="T35" style:family="text">
      <style:text-properties style:font-name="Liberation Serif" style:text-underline-style="none" fo:font-weight="bold" officeooo:rsid="00198221" style:font-weight-asian="bold" style:font-weight-complex="bold"/>
    </style:style>
    <style:style style:name="T36" style:family="text">
      <style:text-properties style:font-weight-asian="bold"/>
    </style:style>
    <style:style style:name="T37" style:family="text">
      <style:text-properties style:font-weight-complex="bold"/>
    </style:style>
    <style:style style:name="T38" style:family="text">
      <style:text-properties fo:color="#000000"/>
    </style:style>
    <style:style style:name="T39" style:family="text">
      <style:text-properties fo:letter-spacing="normal"/>
    </style:style>
    <style:style style:name="T40" style:family="text">
      <style:text-properties officeooo:rsid="00199219"/>
    </style:style>
    <style:style style:name="T41" style:family="text">
      <style:text-properties officeooo:rsid="0019be00"/>
    </style:style>
    <style:style style:name="T42" style:family="text">
      <style:text-properties style:font-name="Liberation Sans" officeooo:rsid="00198221"/>
    </style:style>
    <style:style style:name="T43" style:family="text">
      <style:text-properties fo:font-size="20pt"/>
    </style:style>
    <style:style style:name="T44" style:family="text">
      <style:text-properties style:font-size-asian="20pt"/>
    </style:style>
    <style:style style:name="T45" style:family="text">
      <style:text-properties style:font-size-complex="20pt"/>
    </style:style>
    <style:style style:name="T46" style:family="text">
      <style:text-properties fo:font-style="italic" style:font-style-asian="italic" style:font-style-complex="italic"/>
    </style:style>
    <style:style style:name="T47" style:family="text">
      <style:text-properties fo:font-size="10pt" fo:font-style="italic" style:font-size-asian="10pt" style:font-style-asian="italic" style:font-size-complex="10pt" style:font-style-complex="italic"/>
    </style:style>
    <style:style style:name="T48" style:family="text">
      <style:text-properties fo:font-size="16pt" style:text-underline-style="solid" style:text-underline-width="auto" style:text-underline-color="font-color" fo:font-weight="bold" officeooo:rsid="0019be00" style:font-size-asian="16pt" style:font-weight-asian="bold" style:font-size-complex="16pt" style:font-weight-complex="bold"/>
    </style:style>
    <style:style style:name="T49" style:family="text">
      <style:text-properties fo:font-size="16pt" style:text-underline-style="none" fo:font-weight="normal" officeooo:rsid="0019be00"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 SCI 4TB3</text:p>
      <text:p text:style-name="P6">Nathan Krueger (0749274) &amp; Martin Cammisa (0540271)</text:p>
      <text:p text:style-name="P6">Assignment #5</text:p>
      <text:p text:style-name="P6">Final Compiler Submission</text:p>
      <text:p text:style-name="P2"/>
      <text:p text:style-name="P3">Installation/Running instructions</text:p>
      <text:p text:style-name="Standard">– install Python version 2.6 is installed (at least) : <text:span text:style-name="T3">sudo apt-get install python</text:span></text:p>
      <text:p text:style-name="Standard">– install lua 5.0 : <text:span text:style-name="T3">sudo apt-get install lua50</text:span></text:p>
      <text:p text:style-name="Standard">– install pyparsing : <text:span text:style-name="T3">sudo apt-get install python-pyparsing</text:span></text:p>
      <text:p text:style-name="Standard">– run the parser in the proper directory with the other dependencies: <text:span text:style-name="T3">make run</text:span></text:p>
      <text:p text:style-name="Standard"/>
      <text:p text:style-name="P9"><text:span text:style-name="T48">Note:</text:span><text:span text:style-name="T49"> </text:span><text:span text:style-name="T10">There are no instructions to install/run/execute any llvm code due do issues trying to install the llvm-py libraries. According to </text:span><text:a xlink:type="simple" xlink:href="http://www.mdevan.org/llvm-py/download.html">http://www.mdevan.org/llvm-py/download.html</text:a><text:span text:style-name="T10"> llvm-py only works with LLVM version 2.7. </text:span></text:p>
      <text:p text:style-name="P9"><text:span text:style-name="T11">From the direct instructions presented in the website, the following errors occur:</text:span></text:p>
      <text:p text:style-name="P9"><text:span text:style-name="T11"></text:span></text:p>
      <text:p text:style-name="P8"><text:span text:style-name="T11">:/usr/lib/llvm-2.7/build$ sudo ./configure --enable-pic --enable-optimized</text:span></text:p>
      <text:p text:style-name="P8"><text:span text:style-name="T11">configure: error: cannot find sources (lib/VMCore/Module.cpp) in . or ..</text:span></text:p>
      <text:p text:style-name="P9"><text:span text:style-name="T11"/></text:p>
      <text:p text:style-name="P9"><text:span text:style-name="T11">As stated in the website this step is required to be able to compile the code. Making it impossible for llvm-py to be successfully built and for the libraries to be constructed leading to the following error message:</text:span></text:p>
      <text:p text:style-name="P5"><text:span text:style-name="T10"/></text:p>
      <text:p text:style-name="P7"><text:span text:style-name="T10">Traceback (most recent call last):</text:span></text:p>
      <text:p text:style-name="P7"><text:span text:style-name="T10">File "luallvm.py", line 2, in &lt;module&gt;</text:span></text:p>
      <text:p text:style-name="P7"><text:span text:style-name="T10">from llvm.core import *</text:span></text:p>
      <text:p text:style-name="P7"><text:span text:style-name="T10">File "/home/ishatop/.local/lib/python2.6/site-packages/llvm/core.py", line 38, in &lt;module&gt;</text:span></text:p>
      <text:p text:style-name="P7"><text:span text:style-name="T10">import llvm._core as _core # C wrappers</text:span></text:p>
      <text:p text:style-name="P7"><text:span text:style-name="T10">ImportError: /home/ishatop/.local/lib/python2.6/site-packages/llvm/_core.so: undefined symbol: ffi_type_sint16</text:span></text:p>
      <text:p text:style-name="Standard"/>
      <text:p text:style-name="P5"><text:span text:style-name="T41">This error has to do with dependencies within the libraries. We have written code generation for all our first order functions. However being unable to test anything further restricted us from producing llvm code for advanced functions and methods.</text:span></text:p>
      <text:p text:style-name="P5"><text:span text:style-name="T41">Please reference </text:span><text:span text:style-name="T5">luallvm.py</text:span><text:span text:style-name="T41"> to see the llvm code produced for LUA's first order functions.</text:span></text:p>
      <text:p text:style-name="Standard"/>
      <text:p text:style-name="Standard"/>
      <text:p text:style-name="P3">Materials Used</text:p>
      <text:p text:style-name="P3"/>
      <text:p text:style-name="Standard"><text:a xlink:type="simple" xlink:href="http://www.antlr.org/grammar/1178608849736/Lua.g">http://www.antlr.org/grammar/1178608849736/Lua.g</text:a></text:p>
      <text:p text:style-name="Standard"/>
      <text:p text:style-name="Standard"><text:a xlink:type="simple" xlink:href="http://llvm.org/">http://llvm.org/</text:a></text:p>
      <text:p text:style-name="Standard"/>
      <text:p text:style-name="Standard"><text:a xlink:type="simple" xlink:href="http://www.mdevan.org/llvm-py/">http://www.mdevan.org/llvm-py/</text:a></text:p>
      <text:p text:style-name="Standard"/>
      <text:p text:style-name="Standard"><text:a xlink:type="simple" xlink:href="http://pyparsing.wikispaces.com/">http://pyparsing.wikispaces.com/</text:a></text:p>
      <text:p text:style-name="Standard"/>
      <text:p text:style-name="Standard"><text:a xlink:type="simple" xlink:href="http://www.lua.org/pil/index.html">http://www.lua.org/pil/index.html</text:a></text:p>
      <text:p text:style-name="Standard"><text:soft-page-break/><text:span text:style-name="T28">Semantics of LUA:</text:span></text:p>
      <text:p text:style-name="P1">The following represents the LUA grammar as regular expressions</text:p>
      <text:p text:style-name="P1"/>
      <text:p text:style-name="Standard">chunk : (stat (';')?)* (laststat (';')?)?; </text:p>
      <text:p text:style-name="Standard"/>
      <text:p text:style-name="Standard">block : chunk;</text:p>
      <text:p text:style-name="Standard"/>
      <text:p text:style-name="Standard">stat : <text:s/>varlist1 '=' explist1 | </text:p>
      <text:p text:style-name="Standard"><text:s text:c="8"/>functioncall | </text:p>
      <text:p text:style-name="Standard"><text:s text:c="8"/>'do' block 'end' | </text:p>
      <text:p text:style-name="Standard"><text:s text:c="8"/>'while' exp 'do' block 'end' | </text:p>
      <text:p text:style-name="Standard"><text:s text:c="8"/>'repeat' block 'until' exp | </text:p>
      <text:p text:style-name="Standard"><text:s text:c="8"/>'if' exp 'then' block ('elseif' exp 'then' block)* ('else' block)? 'end' | </text:p>
      <text:p text:style-name="Standard"><text:s text:c="8"/>'for' NAME '=' exp ',' exp (',' exp)? 'do' block 'end' | </text:p>
      <text:p text:style-name="Standard"><text:s text:c="8"/>'for' namelist 'in' explist1 'do' block 'end' | </text:p>
      <text:p text:style-name="Standard"><text:s text:c="8"/>'function' funcname funcbody | </text:p>
      <text:p text:style-name="Standard"><text:s text:c="8"/>'local' 'function' NAME funcbody | </text:p>
      <text:p text:style-name="Standard"><text:s text:c="8"/>'local' namelist ('=' explist1)? ;</text:p>
      <text:p text:style-name="Standard"/>
      <text:p text:style-name="Standard">laststat : 'return' (explist1)? | 'break';</text:p>
      <text:p text:style-name="Standard"/>
      <text:p text:style-name="Standard">funcname : NAME ('.' NAME)* (':' NAME)? ;</text:p>
      <text:p text:style-name="Standard"/>
      <text:p text:style-name="Standard">varlist1 : var (',' var)*;</text:p>
      <text:p text:style-name="Standard"/>
      <text:p text:style-name="Standard">namelist : NAME (',' NAME)*;</text:p>
      <text:p text:style-name="Standard"/>
      <text:p text:style-name="Standard">explist1 : (exp ',')* exp;</text:p>
      <text:p text:style-name="Standard"/>
      <text:p text:style-name="Standard">exp : <text:s/>('nil' | 'false' | 'true' | number | string | '...' | function | prefixexp | tableconstructor | unop exp) (binop exp)* ;</text:p>
      <text:p text:style-name="Standard"/>
      <text:p text:style-name="Standard">var: (NAME | '(' exp ')' varSuffix) varSuffix*;</text:p>
      <text:p text:style-name="Standard"/>
      <text:p text:style-name="Standard">prefixexp: varOrExp nameAndArgs*;</text:p>
      <text:p text:style-name="Standard"/>
      <text:p text:style-name="Standard">functioncall: varOrExp nameAndArgs+;</text:p>
      <text:p text:style-name="Standard"/>
      <text:p text:style-name="Standard">varOrExp: var | '(' exp ')';</text:p>
      <text:p text:style-name="Standard"/>
      <text:p text:style-name="Standard">nameAndArgs: (':' NAME)? args;</text:p>
      <text:p text:style-name="Standard"/>
      <text:p text:style-name="Standard">varSuffix: nameAndArgs* ('[' exp ']' | '.' NAME);</text:p>
      <text:p text:style-name="Standard"/>
      <text:p text:style-name="Standard">args : <text:s/>'(' (explist1)? ')' | tableconstructor | string ;</text:p>
      <text:p text:style-name="Standard"/>
      <text:p text:style-name="Standard">function : 'function' funcbody;</text:p>
      <text:p text:style-name="Standard"/>
      <text:p text:style-name="Standard">funcbody : '(' (parlist1)? ')' block 'end';</text:p>
      <text:p text:style-name="Standard"><text:soft-page-break/></text:p>
      <text:p text:style-name="Standard">parlist1 : namelist (',' '...')? | '...';</text:p>
      <text:p text:style-name="Standard"/>
      <text:p text:style-name="Standard">tableconstructor : '{' (fieldlist)? '}';</text:p>
      <text:p text:style-name="Standard"/>
      <text:p text:style-name="Standard">fieldlist : field (fieldsep field)* (fieldsep)?;</text:p>
      <text:p text:style-name="Standard"/>
      <text:p text:style-name="Standard">field : '[' exp ']' '=' exp | NAME '=' exp | exp;</text:p>
      <text:p text:style-name="Standard"/>
      <text:p text:style-name="Standard">fieldsep : ',' | ';';</text:p>
      <text:p text:style-name="Standard"/>
      <text:p text:style-name="Standard">binop : '+' | '-' | '*' | '/' | '^' | '%' | '..' | '&lt;' | '&lt;=' | '&gt;' | '&gt;=' | '==' | '~=' | 'and' | 'or';</text:p>
      <text:p text:style-name="Standard"/>
      <text:p text:style-name="Standard">unop : '-' | 'not' | '#';</text:p>
      <text:p text:style-name="P10"><text:span text:style-name="T41"/></text:p>
      <text:p text:style-name="P1">The following are the 8 <text:s/>TYPES in LUA:</text:p>
      <text:p text:style-name="P1"/>
      <text:p text:style-name="Standard"><text:span text:style-name="T3">1. NUMBER :</text:span> INT | FLOAT | EXP | HEX;</text:p>
      <text:p text:style-name="Standard"><text:tab/>int <text:s text:c="4"/>: ('0'..'9')+;</text:p>
      <text:p text:style-name="Standard"><text:tab/>float <text:s text:c="2"/>:INT '.' INT ;</text:p>
      <text:p text:style-name="Standard"><text:tab/>exp <text:s text:c="4"/>: (INT| FLOAT) ('E'|'e') ('-')? INT;</text:p>
      <text:p text:style-name="Standard"><text:tab/>hex <text:s text:c="4"/>:'0x' ('0'..'9'| 'a'..'f')+ ;</text:p>
      <text:p text:style-name="Standard"><text:span text:style-name="T3">2. STRING <text:s/>:</text:span> NORMALSTRING | CHARSTRING | LONGSTRING;</text:p>
      <text:p text:style-name="Standard"><text:tab/>name <text:s text:c="3"/>:('a'..'z'|'A'..'Z'|'_')(options{greedy=true;}: 'a'..'z'|'A'..'Z'|'_'|'0'..'9')*</text:p>
      <text:p text:style-name="Standard"><text:tab/>normalstring : <text:s/>'"' ( EscapeSequence | ~('\\'|'"') )* '"' </text:p>
      <text:p text:style-name="Standard"><text:tab/>charstring : <text:s text:c="3"/>'\'' ( EscapeSequence | ~('\''|'\\') )* '\''</text:p>
      <text:p text:style-name="Standard"><text:tab/>longstring : <text:s/>'['('=')*'[' ( EscapeSequence | ~('\\'|']') )* ']'('=')*']'</text:p>
      <text:p text:style-name="Standard"/>
      <text:p text:style-name="Standard"/>
      <text:p text:style-name="Standard"><text:span text:style-name="T3">3. BOOLEAN :</text:span> “true” | “false”</text:p>
      <text:p text:style-name="Standard"/>
      <text:p text:style-name="Standard"><text:span text:style-name="T3">4. NIL :</text:span> “nil”</text:p>
      <text:p text:style-name="Standard"/>
      <text:p text:style-name="P1">5. FUNCTION :</text:p>
      <text:p text:style-name="Standard"><text:tab/>function : 'function' funcbody;</text:p>
      <text:p text:style-name="Standard"><text:tab/>funcbody : '(' (parlist1)? ')' block 'end';</text:p>
      <text:p text:style-name="Standard"/>
      <text:p text:style-name="Standard"><text:span text:style-name="T3">6. USERDATA</text:span></text:p>
      <text:p text:style-name="Standard"/>
      <text:p text:style-name="Standard"><text:span text:style-name="T3">7. THREAD </text:span></text:p>
      <text:p text:style-name="Standard"/>
      <text:p text:style-name="P1">8. TABLE :</text:p>
      <text:p text:style-name="Standard"><text:tab/>tableconstructor : '{' (fieldlist)? '}';</text:p>
      <text:p text:style-name="Standard"><text:tab/>fieldlist : field (fieldsep field)* (fieldsep)?;</text:p>
      <text:p text:style-name="Standard"><text:tab/>field : '[' exp ']' '=' exp | NAME '=' exp | exp;</text:p>
      <text:p text:style-name="Standard"><text:tab/>fieldsep : ',' | ';';</text:p>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conate </meta:initial-creator>
    <meta:creation-date>2011-04-15T00:40:11</meta:creation-date>
    <meta:document-statistic meta:table-count="0" meta:image-count="0" meta:object-count="0" meta:page-count="3" meta:paragraph-count="90" meta:word-count="661" meta:character-count="4382"/>
    <dc:date>2011-04-15T01:34:49</dc:date>
    <dc:creator>Iconate </dc:creator>
    <meta:editing-duration>PT00H06M55S</meta:editing-duration>
    <meta:editing-cycles>1</meta:editing-cycles>
    <meta:generator>OpenOffice.org/3.2$Linux OpenOffice.org_project/320m19$Build-9505</meta:generator>
  </office:meta>
</office:document-meta>
</file>